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賴志昌   |  2022.02.16 13:02   |   <text:a xlink:type="simple" xlink:href="http://palinfo.habago.org/Entry?Command=Information_PrintForum&amp;iPage=1#FORUM41972"><text:span text:style-name="T1">#</text:span></text:a></text:p>
      <text:p text:style-name="P3"><text:line-break/>有想到些但沒想明白的 <text:line-break/>以及根本沒想到的地方都通了 <text:line-break/>感謝王老師解說 </text:p>
      <text:p text:style-name="P2">洋洋   |  2022.02.15 19:50   |   <text:a xlink:type="simple" xlink:href="http://palinfo.habago.org/Entry?Command=Information_PrintForum&amp;iPage=1#FORUM41971"><text:span text:style-name="T1">#</text:span></text:a></text:p>
      <text:p text:style-name="P4">請接收來自太空的挑戰！ <text:line-break/><text:line-break/>神舟十三号航天员翟志刚、叶光富给你出燈谜，“白云蓬蓬生足下”、“怀抱寰宇悬浮立" <text:line-break/><text:line-break/><text:a xlink:type="simple" xlink:href="https://youtu.be/_avbya6M6nU"><text:span text:style-name="T2">https://youtu.be/_avbya6M6nU</text:span></text:a><text:s/><text:line-break/><text:line-break/>神奇的無重力書法，開眼界啦 ! </text:p>
      <text:p text:style-name="P2">王修亮   |  2022.02.15 14:10   |   <text:a xlink:type="simple" xlink:href="http://palinfo.habago.org/Entry?Command=Information_PrintForum&amp;iPage=1#FORUM41970"><text:span text:style-name="T1">#</text:span></text:a></text:p>
      <text:p text:style-name="P3">《說文解字》段注：「析言之，獨體曰文，合體曰字，統言之，則文字可互稱。」 <text:line-break/><text:line-break/>獨體指獨立存在的一個圖畫字，例如「牛」、「馬」。會稱為「文」，因為這種字是最早被創造的字，是伏羲之後「觀鳥獸之文與地之宜，近取諸身，遠取諸物」逐漸被各部落的巫覡所「畫」出來的花紋紀錄，通常也會在甲骨文中出現，在商周以前就被創造，商周時代已經廣泛使用了。 <text:line-break/><text:line-break/>合體稱為「字」，《說文》「字者，言孳乳而寖多也。」，甲骨文約有四千六百多個，對人類常用字來說當然是不夠的，所以後人將兩個文或三個文、四個文合在一起形成一個「新字」。例如：雞（奚隹合，奚肖雞叫聲，隹為短尾鳥，象雞形）、鴨(甲肖鴨叫聲，鳥象其形)、鵝(我肖鵝叫聲，鳥象其形)、蛙(虫歸其類，圭肖其鳴叫聲) <text:line-break/><text:line-break/>這些合體字，是商周以後逐漸創造的。 <text:line-break/>一般來說，這些字先有語音，也就是民間先有了語言，例如：狗，甲骨文有「犬」字，犬是商周前所創字，但民間俗語稱小犬為狗，民間有這種叫法，但沒這個字，可是大家都這麼說，紀錄者卻無字可記，所以後來才創造了一個新的字「狗」來用。 <text:line-break/>至於「貓」，雖然在詩經裡出現，但直到漢唐才有人類在家中飼養的紀錄，也屬於很晚創造的字。 <text:line-break/>這種字也算是形聲字，或著是形聲兼會意。 <text:line-break/><text:line-break/>文字、語辭的「形音義」其實是不斷被創造的，例如外來語的「馬達」「粉絲」。能多 了解些是好的，沒時間鑽研，能妥善運用也不錯了。</text:p>
      <text:p text:style-name="P2">王修亮   |  2022.02.15 13:22   |   <text:a xlink:type="simple" xlink:href="http://palinfo.habago.org/Entry?Command=Information_PrintForum&amp;iPage=1#FORUM41969"><text:span text:style-name="T1">#</text:span></text:a></text:p>
      <text:p text:style-name="P4">子夏曰：「雖小道，必有可觀者焉；致遠恐泥，是以君子不為也。」 <text:line-break/><text:line-break/>猜謎是小道，拆合、用典、會意，不論是出題還是解射，都頗耗時費心，玩多了可就有點兒浪費時間，所以子夏認為「君子不為」，但這畢竟只是子夏說的，子夏太嚴肅了。咱孔老夫子可是喟然歎曰：「吾與點也。」跳跳舞啊！唱唱歌啊！猜猜謎與啊！也是至情至性的。 <text:line-break/><text:line-break/>休閒娛樂本就是「游於藝」，是生命中不可缺乏的美感，失去這一點美感，人就只剩下虛「文」，失去本「質」了。只要不過，和孩子們游於藝，挺有意思的。 <text:line-break/><text:line-break/>這次的謎題其實不難，只是我為了加強學生們對中國文史的學習，在謎題裡略用了一些典故以便猜謎時講解故事，若是不知道這些典故，就稍有難度。謎底採用神話時代帝王名也是這個緣故，寓教於樂，孩子們歷史年代背誦的有趣些。 <text:line-break/>若是有閒暇，我會陸續把歷代年號製作為謎語，讓孩子們邊猜邊學歷史。 <text:line-break/><text:line-break/>這裡把謎題註解一下，先不直接解謎，讓猜者再想想。 <text:line-break/><text:line-break/>一 <text:line-break/>★踐跡傷虎尾 <text:line-break/>拆字，猜字謎的時候，要尋找謎題裡的「字眼」，也就是要被拆的、被剔除的、被組合的那個字。這謎題取易經履卦「履虎尾」，字眼就是「虎」，踐跡，跡是腳印，在下，尾在後，亦如尾，所以「虎」字尾「儿」的位置被踐踏踩掉，剩下「虍」。 <text:line-break/>★全身待吳勾 <text:line-break/>吳勾是一把名劍，古稱純鉤，《淮南子》：「夫純鉤，魚腸之始下型，擊則不能斷，刺則不能入，及加之砥礪，摩其鋒鄂，則水斷龍舟，陸團犀甲。」孩子年紀若稍大些，魚腸劍的故事也可以一起聽了。這裡要轉個意，把名詞轉換成動詞，保全字身則需要等待「吳」字被勾過來。 <text:line-break/>★千載如一瞬 <text:line-break/>「千載」這個詞在猜謎的作用是虛的，所以我這個詞用得不好，後來想想，應該用「九州」比較好，舜是巡行九州時死在蒼梧，改成「九州共一瞬」比較切題，還可以從這個典故給孩子們講講湘妃竹的故事。 <text:line-break/>★相見不可求 <text:line-break/>瞬是快速的看，卻無法看見，所以瞬就去掉部首「目」。 <text:line-break/><text:line-break/>二 <text:line-break/>★從來左位上尊之 <text:line-break/>拆字，字眼是「左」。左上為尊是禮法，長輩居左居上，下面的「工」就被捨棄了。 <text:line-break/>★下臨得肉鄙者食 <text:line-break/>「肉食者鄙」是《左傳． 莊公十年》《曹劌論戰》的典故，「鄙」字義也有偏僻、低下之意，所以在下位的「工」捨棄之後，來臨的是「肉」，寫法與「月」相同，在甲骨文的字源從「肉」從「月」皆通。若是想從「月」，謎題可以改成「下臨得月欲落時」，月亮欲落，所以在下。 <text:line-break/>★木中有物可坐臥，鳥雀居上隱於枝 <text:line-break/>這兩句是會意，會意沒有字眼，看整句意義所在，形容的就是鳥巢，鳥在巢中坐臥。 <text:line-break/><text:line-break/>三 <text:line-break/>★天上垂兆如落川 <text:line-break/>拆字、合字，「天」是拆字眼，「川」適合字眼，天上為二，二下有川，《說文》三垂日月星也，觀乎天文以察時變。所以謎題用了垂兆。 <text:line-break/>★長劍一日足貫穿 <text:line-break/>「日」是拆字眼，長劍冠日是象形兼會意，本想用「白虹貫日」的典故，但虹是圓弧形，最後還是改用長劍，不過荊軻刺秦王的典故還是可以說說。 <text:line-break/>★儂知人懼故逃逸：單純拆字，「儂」的人字逃走。 <text:line-break/>★食花斷腸世心酸：直用典故的會意，用的是嚐百草誤食斷腸花的典故。 <text:line-break/><text:line-break/>四 <text:line-break/>★世殘尚有心 <text:line-break/>拆字，「世」為字眼，殘了世這個字，只剩下世的心，就是「廿」。 <text:line-break/>★寅失頭何尋 <text:line-break/>拆字「寅」，頭蓋去了，合上「廿」。 <text:line-break/>★若然有所立：若然有所四個字都是虛指，字眼就是「立」。 <text:line-break/>★兩頰淚沾巾 <text:line-break/>合字，「立」的兩頰在下面一橫兩邊，加上兩滴淚，下面再合上「巾」。 <text:line-break/><text:line-break/>五 <text:line-break/>★此蟲莫語冰 <text:line-break/>這是用典，用的是《莊子．秋水》「夏蟲不可以語於冰者，篤於時也。」★日長高枝鳴 <text:line-break/>「日長」指夏至是一年中晝最長之日，「高枝鳴」是會意，指的是夏季特有的蟲「蟬」，在甲骨文，「夏」這個字畫的是一隻蟬形。 <text:line-break/>★君王過門去，水平天下寧 <text:line-break/>用典與會意，直說三過家門不入與治洪水之故事。 <text:line-break/><text:line-break/>六 <text:line-break/>★鑽木而有燦幽冥 <text:line-break/>用典與會意，鑽木取得之物，人類從此在黑夜有了光明。 <text:line-break/>★天下由此遂得明 <text:line-break/>合字，字眼是「遂」，合上前一句的字。 <text:line-break/>★何使命令皆同立 <text:line-break/>拆字，「何使命令」四個字裡「皆同立」，都有的是甚麼字呢？ <text:line-break/>★四字歸一天地擎 <text:line-break/>用的是「盤古開天」、「頂天立地」的典，「天地人」三才，天地間有的是甚麼，就是前一句那個四字歸一的字。 <text:line-break/><text:line-break/>七 <text:line-break/>★但見昏黃晨曦渺 <text:line-break/>拆字、會意，字眼是「但」，拆為立「人」和「旦」，「旦」是清晨，黃昏了，晨曦不見了，所以「旦」字消失了。 <text:line-break/>★一犬相迎與為好 <text:line-break/>合字，「旦」渺去，「犬」相迎而來，與立「人」同好。 <text:line-break/>★雖知有義缺其腳，舒氣ㄎㄎ通左竅 <text:line-break/>上兩句人犬相依而下有義，旦是「義」字缺了一腳。ㄎㄎ是舒氣貌，缺的一腳合上左竅的舒氣，字就全了。 <text:line-break/><text:line-break/>八 <text:line-break/>★上尋得其康 <text:line-break/>拆字，從上面尋找，找「康」字的上半部。 <text:line-break/>★下尋得其倉 <text:line-break/>拆字、合字，從下面尋找，找「倉」字的下半部。上下兩句合起來是個新字。 <text:line-break/>★眾土堆疊甚，兀自一肩扛 <text:line-break/>三人為眾，眾土是三個土，堆疊起來，下二上一。「兀」將三個土一肩扛起。</text:p>
      <text:p text:style-name="P2">洋洋   |  2022.02.15 08:03   |   <text:a xlink:type="simple" xlink:href="http://palinfo.habago.org/Entry?Command=Information_PrintForum&amp;iPage=1#FORUM41968"><text:span text:style-name="T1">#</text:span></text:a></text:p>
      <text:p text:style-name="P3">前些日子出遊，孩子問湖中划來滑去的是鵝還是鴨 ? 我想到雞、鴨、鵝、蛙、狗、貓、牛、馬等常見的家禽家畜寵物，牠們的叫聲與讀音都很相似。 <text:line-break/>超脫六書謂的“象形、指事、會意、形聲、轉注、假借之外。 <text:line-break/>中文字真有趣。</text:p>
      <text:p text:style-name="P2">鄭豐遠   |  2022.02.15 05:37   |   <text:a xlink:type="simple" xlink:href="http://palinfo.habago.org/Entry?Command=Information_PrintForum&amp;iPage=1#FORUM41967"><text:span text:style-name="T1">#</text:span></text:a></text:p>
      <text:p text:style-name="P4">真厲害，這樣都猜得出來，如果修亮姐沒有提示，恐怕無從猜起。 <text:line-break/><text:line-break/>我看到網路上一些祖國的 AI 機器人和人應答如流，還有機器人之間用中文吵架互掐的視頻，覺得很不可思議，現代科技竟已進步至斯。不過，如果有一天 AI 會猜燈謎了，我才真正服輸。 <text:line-break/><text:line-break/>這幾年人在海外生活，各國各色人等看得多了，對語言感觸特別深。我很少覺得自己或同胞身上有何特別之處，畢竟人都差不太多，但是我的確對會說中文，並身為中華文明的一份子感到深深的驕傲。 <text:line-break/><text:line-break/>下面是無意間看到的一個影片，是李光耀在 1979 年於新加坡推行普通話的一段講話。新加坡小小一個國家的領導者尚且如此看重普通話在方方面面的價值和功用，更別說中國這樣的超級大國。我對祖國瞭解愈多，對中國之推行普通話與中文字就感到愈佩服。 <text:line-break/><text:line-break/><text:a xlink:type="simple" xlink:href="https://youtu.be/-VAXFVz-r1g"><text:span text:style-name="T2">https://youtu.be/-VAXFVz-r1g</text:span></text:a><text:s/><text:line-break/>(李光耀視頻後半段是講福建話，咱台語不就是從這來的嗎?) <text:line-break/><text:line-break/>分享一則前兩天看到的限制級笑話，十八歲以下請離場喔。標題是「男人一生的四個階段」: <text:line-break/><text:line-break/>喜歡上一個人 <text:line-break/><text:line-break/>喜歡上一個人 <text:line-break/><text:line-break/>喜歡上一個人 <text:line-break/><text:line-break/>喜歡上一個人 <text:line-break/><text:line-break/>(註: AI 應該看不懂)</text:p>
      <text:p text:style-name="P2">賴志昌   |  2022.02.13 23:09   |   <text:a xlink:type="simple" xlink:href="http://palinfo.habago.org/Entry?Command=Information_PrintForum&amp;iPage=1#FORUM41966"><text:span text:style-name="T1">#</text:span></text:a></text:p>
      <text:p text:style-name="P3">(1)虞舜 <text:line-break/>(2)有巢 <text:line-break/>(3)神農 <text:line-break/>(4)黃帝 <text:line-break/>(5)夏禹 <text:line-break/>(6)燧人 <text:line-break/>(7)伏羲 <text:line-break/>(8)唐堯 <text:line-break/><text:line-break/>(1) <text:line-break/>踐跡傷虎尾，全身待吳勾；千載如一瞬，相見不可求。 <text:line-break/><text:line-break/>踐跡傷虎尾，故是虍，全身待吳勾，是虍加吳，便是虞字。 <text:line-break/>因答案限縮是古帝王，已知是誰。 <text:line-break/>千載如一瞬，相見不可求，是瞬減目為舜字。 <text:line-break/><text:line-break/><text:line-break/>(2) <text:line-break/>從來左位上尊之，下臨得肉鄙者食；木中有物可坐臥，鳥雀居上隱於枝。 <text:line-break/><text:line-break/>一二句看不明白，求解。 <text:line-break/>三四句木中有物可坐臥，鳥雀居上隱於枝，直覺是有巢。 <text:line-break/>如果不限縮了答案，我猜不出。 <text:line-break/><text:line-break/><text:line-break/>(3) <text:line-break/>天上垂兆如落川，長劍一日足貫穿；儂知人懼故逃逸，食花斷腸世心酸。 <text:line-break/><text:line-break/>第一句不解，按答案推估是示字。 <text:line-break/>第二句是長劍一日貫穿是申字。 <text:line-break/>第三句儂字人逃是農字。第四句是神農嚐百草之意。 <text:line-break/><text:line-break/><text:line-break/>(4) <text:line-break/>世殘尚有心，寅失頭何尋；若然有所立，兩頰淚沾巾。 <text:line-break/><text:line-break/>第一句是廿字,第二句與廿字合是黃字。答案已知。 <text:line-break/>三句的立字，加四句的巾字，接近帝字。 <text:line-break/><text:line-break/>(5) <text:line-break/>此蟲莫語冰，日長高枝鳴，君王過門去，水平天下寧。 <text:line-break/><text:line-break/>第一句夏蟲不可語冰。便想夏禹。但不知拚夏還是拚虫字，因為禹裡面有虫。 <text:line-break/>第二句不解。日長似是夏日之意。 <text:line-break/>三四句是大禹治水，三過家門而不入。 <text:line-break/><text:line-break/>(6) <text:line-break/>鑽木而有燦幽冥，天下由此遂得明；何使命令皆同立，四字歸一天地擎。 <text:line-break/><text:line-break/>第一句鑽木二字，直覺燧人。第二句亦同。 <text:line-break/>一句裡有火，二句裡合遂，也成燧字。 <text:line-break/>三四句不解。求解。 <text:line-break/><text:line-break/>(7) <text:line-break/>但見昏黃晨曦渺，一犬相迎與為好；雖知有義缺其腳，舒氣ㄎㄎ通左竅。 <text:line-break/><text:line-break/>一二句不解。 <text:line-break/>三四句是羲。看前面有犬，故猜伏羲。 <text:line-break/><text:line-break/>(8) <text:line-break/>上尋得其康，下尋得其倉；眾土堆疊甚，兀自一肩扛。 <text:line-break/><text:line-break/>一二句康與倉合，是唐字。 <text:line-break/>三句是垚字，合四句是堯字。 <text:line-break/><text:line-break/>結論：因為答案限縮了，比較好猜。我看左右無人，就先下手了。 </text:p>
      <text:p text:style-name="P2">王修亮   |  2022.02.13 20:56   |   <text:a xlink:type="simple" xlink:href="http://palinfo.habago.org/Entry?Command=Information_PrintForum&amp;iPage=1#FORUM41965"><text:span text:style-name="T1">#</text:span></text:a></text:p>
      <text:p text:style-name="P4">元宵將臨，讓心情閒一會兒，來猜猜燈謎! <text:line-break/><text:line-break/>謎底都是神話傳說時代的帝王，當然順序我都打亂了，謎題簡單，有拆字、合字的，有象形、喻意的。每一首詩猜一位帝王，兩句合一個字，四句共兩個字，。例如：「有巢」、「夏禹」等等。 <text:line-break/><text:line-break/><text:line-break/>謎題如下 <text:line-break/><text:line-break/>踐跡傷虎尾，全身待吳勾；千載如一瞬，相見不可求。 <text:line-break/><text:line-break/>從來左位上尊之，下臨得肉鄙者食；木中有物可坐臥，鳥雀居上隱於枝。 <text:line-break/><text:line-break/>天上垂兆如落川，長劍一日足貫穿；儂知人懼故逃逸，食花斷腸世心酸。 <text:line-break/><text:line-break/>世殘尚有心，寅失頭何尋；若然有所立，兩頰淚沾巾。 <text:line-break/><text:line-break/>此蟲莫語冰，日長高枝鳴，君王過門去，水平天下寧。 <text:line-break/><text:line-break/>鑽木而有燦幽冥，天下由此遂得明；何使命令皆同立，四字歸一天地擎。 <text:line-break/><text:line-break/>但見昏黃晨曦渺，一犬相迎與為好；雖知有義缺其腳，舒氣ㄎㄎ通左竅。 <text:line-break/><text:line-break/>上尋得其康，下尋得其倉；眾土堆疊甚，兀自一肩扛。 </text:p>
      <text:p text:style-name="P2">陳真   |  2022.02.12 11:54   |   <text:a xlink:type="simple" xlink:href="http://palinfo.habago.org/Entry?Command=Information_PrintForum&amp;iPage=1#FORUM41964"><text:span text:style-name="T1">#</text:span></text:a></text:p>
      <text:p text:style-name="P3">跟台灣一樣，烏克蘭是美國的另一顆狗肉炸彈，當美國走狗當得很開心（當然，全世界當美日走狗當得最自豪的就是台灣），也是朝著鼓動長期動亂那樣的方向在拼命炒作，鼓吹男女老幼都拿起武器抵抗俄軍及製造內部動亂，擴大女性徵兵，強迫上戰場，大量購買美國軍火，為美國人賣命。媒體則把這些醜陋邪惡行為給美化、神聖化。 <text:line-break/><text:line-break/>台灣也是朝著同樣的狗肉炸彈方向在做各種積極準備和炒作，洗腦年輕一代包括青少年甚至兒童。 <text:line-break/><text:line-break/>美國在全世界各地發動戰爭與製造戰亂的作法根本無須預測，他始終就是同樣的一整套作法，鼓動內部殘殺，販賣軍火，普遍發給武器，進行內部清洗，血腥屠殺，系統性地消滅異己。 <text:line-break/><text:line-break/>比方說前一陣子的哈薩克斯坦動亂也是一例，藉以傷害中俄。 <text:line-break/><text:line-break/>更可惡的是，就如美國自己所說，烏克蘭的利用價值還遠遠比不上台灣。台灣人死到臨頭還以當狗咬自己親人而十分自豪。 <text:line-break/><text:line-break/>美國這個國家與撒旦無異，而台灣人卻以當他的狗為他賣命為榮。不管藍綠，全是漢奸台奸政權的維護者，為美國主子效忠，為一己私利權位打算，迷惑人民，不但迴避真正的惟一根本問題，而且顛倒是非黑白，無日無之地炒作仇中反華，執行美日殖民者的指令，把台灣推向地獄，藉以打擊祖國。 <text:line-break/><text:line-break/>國民黨內，除了洪秀柱和張亞中等極少數人之外，其實全是跟人渣黨一樣的角色，只是比較清廉，但是漢奸台奸本質並無太大差別。 <text:line-break/><text:line-break/>事實上，除了早日解放，島內沒有什麼重要的事了，大家最好認清事實，棄暗投明，早日醒悟，勿當撒旦工具，陷己身於水火，將後悔莫及。</text:p>
      <text:p text:style-name="P2">孫從輔   |  2022.02.11 11:51   |   <text:a xlink:type="simple" xlink:href="http://palinfo.habago.org/Entry?Command=Information_PrintForum&amp;iPage=1#FORUM41963"><text:span text:style-name="T1">#</text:span></text:a></text:p>
      <text:p text:style-name="P3">Daniel Dumbrill影片裡提到美國軍火公司Raytheon在上季度財報會議上的答問引起我注意。我查了一下原話，該公司CEO在回答國際局勢與公司生意的問題時說：「很顯然，我們看到了國際營銷的機遇。只要看看上週阿聯酋遭無人機攻擊，還有東歐和中國南海的緊張局面，都會推升各國的國防開支。因此，我認為這絕對有利可圖。……首先只是現有庫存的重新分配，但完全可預期2022年各國的國防花費將復甦，公司的訂單出貨比將大幅上升……」 <text:line-break/><text:line-break/>台灣民眾應該要好好看看這段話。許多台灣人心中所謂抗中保台的「偉大志業」，在美國人眼裡只不過是「國際營銷」、「庫存分配」、「訂單出貨比」等生意上的計算而己。 <text:line-break/><text:line-break/>CEO發言原文： <text:a xlink:type="simple" xlink:href="https://tinyurl.com/y9v3scvc"><text:span text:style-name="T2">https://tinyurl.com/y9v3scvc</text:span></text:a><text:s/><text:line-break/>從"I think the answer is obviously"開始的兩段話談國際局勢與公司生意。</text:p>
      <text:p text:style-name="P2">A hsin   |  2022.02.10 16:39   |   <text:a xlink:type="simple" xlink:href="http://palinfo.habago.org/Entry?Command=Information_PrintForum&amp;iPage=1#FORUM41962"><text:span text:style-name="T1">#</text:span></text:a></text:p>
      <text:p text:style-name="P4">網球選手大阪直美從3歲起在美國長大，2019年歸化日本籍並代表日本參加東京奧運會，完全沒有媒體嘩然，谷愛凌的事純粹是因為操弄反中需要。</text:p>
      <text:p text:style-name="P2">孫從輔   |  2022.02.10 04:09   |   <text:a xlink:type="simple" xlink:href="http://palinfo.habago.org/Entry?Command=Information_PrintForum&amp;iPage=1#FORUM41961"><text:span text:style-name="T1">#</text:span></text:a></text:p>
      <text:p text:style-name="P3">整天叫囂要亞裔滾回自己國家的美國FOX新聞台和其一幫受眾，這兩天居然開始痛罵已如他們所願"滾回"中國的運動選手谷愛凌背叛美國，真是可笑至極。新聞台昧著良心做生意倒好理解。荒謬的是一幫受眾們對自己說過的話，做過的事，贊成過的主張，完全沒有一丁點自洽的思考能力。讓這樣的人投票決定國家大事，能有好結果嗎？</text:p>
      <text:p text:style-name="P2">陳真   |  2022.02.09 20:56   |   <text:a xlink:type="simple" xlink:href="http://palinfo.habago.org/Entry?Command=Information_PrintForum&amp;iPage=1#FORUM41960"><text:span text:style-name="T1">#</text:span></text:a></text:p>
      <text:p text:style-name="P4">(續) <text:line-break/><text:line-break/>蔣家年代雖然政治高壓，雖然做為一個異議份子所得的報復慘烈，雖然菁英幾乎全部都是黨棍馬屁精，但我不曾因此感到人性醜陋，因為我知道在政治高壓下，人性之猥瑣求全，難以苛責；烈士情操畢竟只能自勉，無法要求他人。 <text:line-break/><text:line-break/>舊黨國垮台後，在美國扶持下，人渣黨迅速茁壯，以愛台灣為名，展開仇中反華的新一波法西斯。直到這時候，我才第一次強烈感受到人性的骯髒與醜陋。 <text:line-break/><text:line-break/>美醜不是一種行為主義式的概念，也就是說，光從行為本身是無法適當評價的。江洋大盜殺人越貨或各種偷搶拐騙的行為 "本身"，不一定意味著人性之惡。反之亦然，善行也不一定意味著人性之善。相反地，許多時候，恰恰是那些光鮮亮麗、義正辭嚴的言行裏頭，才真正令人感到骯髒醜陋與邪惡。 <text:line-break/><text:line-break/>我不是不敢點名，而是根本沒法點，數量太多了，只能近乎一竿子全打翻。 <text:line-break/><text:line-break/>我不太喜歡舉例，因為我若舉例說明，依照人們的閱讀能力，往往就會聚焦在 "那個" 例子上。但我並不是要談哪個例子 "本身"，而只是藉著例子企圖談例子背後那些難以描述、事關善惡美醜的東西。 <text:line-break/><text:line-break/>我對島內菁英世界有著說不出的強烈反感與極度厭惡，非常骯髒醜陋，充滿心機，最好離我離得越遠越好。可是，我得有詩人般的表達能力，才有可能把那樣一份骯髒醜陋與邪惡表達出來。這些人渣，很多我過去都認識，甚至曾經是朋友。我對他們的人性表現，真的感到很不可思議，原來人性可以醜陋下流到這種地步；不過就是當個官，不過就是圖個前途就業，靈魂卻都能賣了。 <text:line-break/><text:line-break/>在島內菁英世界裏頭，與其問說誰是人渣，倒不如說誰不是，因為前者數量太多了，而後者卻是鳳毛麟角。 <text:line-break/><text:line-break/>例子已經多到根本沒法舉，太多了，幾乎是島內社會的每一個情境樣態全是例子，全是仇中反華，全是抹黑，全是謊言。但這不是病態，不是喪失理性能力，而是恰恰相反，是一種高度精密的政治操弄與洗腦，菁英們爭先恐後完全眛著良心地搶著配合演出。吾友柏楊先生說得對，現實往往比小說還更加戲劇化。 <text:line-break/><text:line-break/>比方說有個台灣的運動員，在私下練習時，身上穿著大陸好友送的一套大陸運動服，然後人渣黨就開始進行政治操弄，根本一點問題也沒有的事，人渣黨卻總是能弄得像什麼滔天大罪那樣。我看到各界菁英許多人渣也紛紛跳出來謾罵，罵這位運動員什麼 "吃裏扒外"，罵他什麼 "傷透台灣人的心" 等等等等等。 <text:line-break/><text:line-break/>過去二十幾年來，千千萬萬的這種事就是這樣不斷地操弄，把大陸人操弄成台灣人不共戴天的仇敵，每天就是不斷這樣搞。 <text:line-break/><text:line-break/>我能理解在這樣一種環境下生活的人，絕大多數是腦殘。腦殘我不介意，我介意的是那些言不由衷、積極表態、積極為惡的各界菁英們。我常納悶，這些人渣，他們到底要怎麼面對自己的良知？或是他們的良心真的被狗給吃了？ <text:line-break/><text:line-break/>今天，如果台灣是一個普遍仇視美日的社會，只要跟美日有關的一切都會遭到攻擊，當我看到有位台灣的運動員穿著美國或日本的運動服，然後我跳出來告訴大家說我好難過好痛心哦，並且痛罵對方無恥，說他傷透台灣人的心，叫他滾出台灣，叫檢調去抓他。請問，你真的會覺得我很棒嗎？你不會對我的人性和人品及心機感到骯髒醜陋嗎？ <text:line-break/><text:line-break/>我的表達能力跟小學生差不多，沒法表達得更微妙，但我相信善惡美醜這種東西是這樣，如果你跟我有著一樣的美感，不需要我表達，你自然就會跟我有同樣規模同樣性質的感受。這樣一種美學與道德上的相似性，就是品味或氣味。所謂知己，就是有著同樣氣味的人。 <text:line-break/><text:line-break/>交友容易，知音難尋。 </text:p>
      <text:p text:style-name="P2">陳真   |  2022.02.09 04:17   |   <text:a xlink:type="simple" xlink:href="http://palinfo.habago.org/Entry?Command=Information_PrintForum&amp;iPage=1#FORUM41959"><text:span text:style-name="T1">#</text:span></text:a></text:p>
      <text:p text:style-name="P3">面對人性醜陋，面對理性之低能，我常有一種 "被淹沒"、滅頂 (overwhelmed) 的絕望感，我懷疑在這人性與理性被徹底扭曲的小島上，語言到底還有多少訴說的意義？ <text:line-break/><text:line-break/>幾十年來，我教的全是 "第一課"，在善惡對錯之理解上，絲毫沒有半點困難之處，就像 "一加一等於二" 那樣，不可能更 "基礎" 了，但是，理當與生俱來便能擁有之如此基礎的常識性認知，事實上依然不曾單獨起作用。 <text:line-break/><text:line-break/>在過去，表面上它似乎發揮了力量，事實上並沒有；那股力量依舊來自外部，而非來自理性或道德本身，真理不會越辨越明，真理只在大炮射程之內。 <text:line-break/><text:line-break/>當年的黨外並沒有因為訴說了真理而獲得力量，而是殖民者依照自身之政治需要而賦予它力量，藉之進行另一波更為醜陋、更加反理性反道德、更為法西斯的政治操作。你看，一模一樣的惡行，甚至比過往蔣家年代更為惡質醜陋的漢奸台奸人渣分贓政治，貪婪邪惡到極點，卻照樣成為所謂民主自由與人權正義的代言人，而島上人們不但絲毫不以為忤，反而引以為榮。 <text:line-break/><text:line-break/>台奸政權如此，背後的美日殖民者更是如此。殖民者長年以來對台灣剝削不斷，予取予求，當成提款機，當成奴才，當成狗，當成人肉炸彈，甚至餵你毒豬，餵你日本人自己都不敢吃的各種輻射食物。你可以不吃豬肉，以避開美國毒豬，但你如何避開所有水果蔬菜與各種海產漁貨？甚至被殖民者與台奸政權積極打造成人肉炸彈，死到臨頭了，台灣人還是照樣熱烈擁戴存心傷害我們以謀取私利的一方。相反地，對岸才是台灣真正的照顧者，卻反而被視為惡魔，視為仇敵。 <text:line-break/><text:line-break/>如此明明白白的簡單事實，當所有媒體與教育完全被徹底壟斷，鋪天蓋地的謊言從小到大日日夜夜洗腦，你想，真理與常識能夠起作用嗎？殖民者完全可以定義一切全然違反事實的善惡。他要說誰是民主燈塔，誰就是民主燈塔。蔣家兩手血腥，數十萬人遭到整肅與酷刑甚至殺害，但蔣家王朝卻是美國當年所極力吹捧的民主燈塔，蔣介石更是被美國以謊言包裝，抬舉為舉世仰望的民主偉人。 <text:line-break/><text:line-break/>這並非說我們應從此消音，放棄語言，放棄鬥爭，而是說：如果沒有一個來自外部、訴諸拳頭與各項實力與權力的力量，那麼，訴說真理不過就是訴說一場夢話。半個多世紀來，被美國為首的西方帝國主義所姦殺擄掠的無數國家與民族，因為帝國侵略而死於戰亂與貧窮的數億人口，難道是因為他們缺乏文化、缺乏訴說真理的能力？印第安人或諸多原住民族往往充滿智慧，但他們卻被高舉人權與自由的西方暴徒給屠殺殆盡。 <text:line-break/><text:line-break/>台灣也一樣，我們的前途與安危不可能依靠島內自身的力量而能確保，最終真正能夠起作用的是來自對岸的力量，才有可能解放台灣可悲的殖民命運。那些以為透過什麼體制內的力量，或是透過什麼選舉與公投之類自欺欺人的投票遊戲，就能保護家園的人，真的該醒一醒。你要嘛，擺明投靠敵營，要不就是集結回歸到祖國的旗幟底下，沒有其它選擇，閃躲只是存心自欺欺人。 <text:line-break/><text:line-break/>這意思是說，你不可能把話講一半，你的一切話語與行為，終究還是得來自一個 "範疇"，從中取得具有現實意義的力量，而不是整天講一些什麼 "捍衛民主自由" 的空口白話。 <text:line-break/><text:line-break/>事實很清楚，如果你真的在乎民主自由與人權，在乎普世價值，那麼，祖國就是個典範，而西方列強則是這一切價值與人命的摧殘者與毀滅者。我這些話事實上就是基本到不能再基本的真理與常識，但它在這個完全被謊言所操控愚弄的島上，有可能因為其完美的事實與價值而單獨起作用嗎？當然不會。腦殘低能的人們一定會嗤之以鼻。 <text:line-break/><text:line-break/>不過，它終究還是會起作用，終究還是會成為一種毫無疑義的世界基本常識，但藉以起作用的力量不會單獨來自真理自身，而是存在導彈的射程之內，存在麥克風與教材的傳播範圍，存在強大的經濟實力底下。</text:p>
      <text:p text:style-name="P2">王修亮   |  2022.02.06 19:24   |   <text:a xlink:type="simple" xlink:href="http://palinfo.habago.org/Entry?Command=Information_PrintForum&amp;iPage=1#FORUM41958"><text:span text:style-name="T1">#</text:span></text:a></text:p>
      <text:p text:style-name="P3">生字與燈謎 <text:line-break/>利用甲骨文學習、加上拆字、合字等等的方法來猜燈謎，是我一貫教生字的方法，快元宵節了，舉幾個例子，讓孩子們也準備準備題材，舉辦燈謎會。 <text:line-break/>學一個生字詞，當然不僅是熟記外形，還要能理解字詞義，所以字詞燈謎，除了技巧上的拆字與合字之外，還需要加上一些「解釋與生活連結」。 <text:line-break/>比如選了「桃」這個字，是植物，拆開來，桃是由「木」和「兆」組成。 <text:line-break/>孩子先查查形音義字典，找到木與兆的意義。 <text:line-break/>「灼龜坼也。」「兆者，灼龜發于火，其可占者。」兆的甲骨文本意是「灼燒龜殼，觀察其裂紋，以卜吉凶」。 <text:line-break/>若是謎底單猜一個「兆」字，就可以使用「解釋法」，例如：「火灼龜甲觀吉凶」。可現在的謎底是桃，旁邊還有個「木」，這裡就需要用生活經驗的連結來思想，樹木和龜甲、火、裂紋之間，可能發生甚麼關係呢？看起來應該是火比較容易連結，畢竟起火是需要木柴的。所以：「燃木灼龜甲，裂紋其何卜」。 <text:line-break/>孩子當然可以用白話文來說：「燃燒了木頭烤龜甲，裂紋卜出甚麼吉凶呢？」 <text:line-break/>這是「生字教學式」燈謎，認識甲骨文的原意，能連結生活經驗，對字形組合有概念。 <text:line-break/>在五千年的歷史裡，字的形音義變化、繁衍太多了，「兆」也可以是數量，百億、千億之後是兆，所以是「億億」。「億億支獨木」也可以做個簡單的題，只是沒有探索到甲骨文的原意，但是不妨做個附題，兩題並列，謎底相同。 <text:line-break/>家長不妨讓孩子翻翻形音義大字典來找題材，例如「戶：護也。半門曰戶」「門：從二戶」，「戶」是「單扇門」，門則是「兩扇戶」。 <text:line-break/>「半門」、「單扇門」是戶，那麼「房、扉、肩、扇」等字，就可以從「方、非、肉、羽」的字形與生活經驗來連結出題。 <text:line-break/>「戶戶」、「兩戶」都是門，那麼「間、問、閃、閏、悶、聞」等等字，就可以連結出謎題。 <text:line-break/>再例如「木，冒也，冒地而生。東方之行(金木水火土五行，東方屬木)。从屮，下象其根。」 <text:line-break/>「《說文》：萅（春），推也。从艸，从日，艸，春時生也，屯聲。。」 <text:line-break/>所以「冒地而生長」是木，「五行在東方」也是木，加上「四季草初青」的「春」，就是「樁」字。 <text:line-break/>這樣的出題法，對字詞的原意與解釋會更深刻。 <text:line-break/>部首雖然是近代的文字歸類方式，有些歸類不盡完善，但是在文字學習上還是頗有用處的。孩子若是想不出謎題，以部首索引來翻翻字典，找找靈感，是不錯的方法，也可以藉機讓孩子認識、探索更多的字。 <text:line-break/><text:line-break/>過幾天來猜燈謎，我只有這個長處，就努力使用這個長處。</text:p>
      <text:p text:style-name="P2">Xuan-wei   |  2022.02.05 14:07   |   <text:a xlink:type="simple" xlink:href="http://palinfo.habago.org/Entry?Command=Information_PrintForum&amp;iPage=1#FORUM41957"><text:span text:style-name="T1">#</text:span></text:a></text:p>
      <text:p text:style-name="P4">令人憂心的消息，看起來是版主之前示警的滅台計畫的進行式。 <text:line-break/>底下是研究相關生物政治議題的學者的facebook貼文。 <text:line-break/><text:a xlink:type="simple" xlink:href="https://www.facebook.com/1633704609/posts/10225305775224747/"><text:span text:style-name="T2">https://www.facebook.com/1633704609/posts/10225305775224747/</text:span></text:a></text:p>
      <text:p text:style-name="P2">孫從輔   |  2022.02.05 01:59   |   <text:a xlink:type="simple" xlink:href="http://palinfo.habago.org/Entry?Command=Information_PrintForum&amp;iPage=1#FORUM41956"><text:span text:style-name="T1">#</text:span></text:a></text:p>
      <text:p text:style-name="P5"><text:span text:style-name="T3">YouTube 在三個月前就宣布不公開顯示dislike了，見此 <text:line-break/><text:line-break/></text:span><text:a xlink:type="simple" xlink:href="https://blog.youtube/news-and-events/update-to-youtube/"><text:span text:style-name="T4">https://blog.youtube/news-and-events/update-to-youtube/</text:span></text:a><text:span text:style-name="T3"><text:s/><text:line-break/><text:line-break/>知道這點才不會誤讀形勢。</text:span></text:p>
      <text:p text:style-name="P2">嗯呵   |  2022.02.04 23:51   |   <text:a xlink:type="simple" xlink:href="http://palinfo.habago.org/Entry?Command=Information_PrintForum&amp;iPage=1#FORUM41955"><text:span text:style-name="T1">#</text:span></text:a></text:p>
      <text:p text:style-name="P4">丞相，起風了。？！ <text:line-break/><text:line-break/>句號、問號、驚嘆號。將來會是哪一個？ <text:line-break/><text:line-break/><text:line-break/>等了七天，竟然沒有一個〝不喜歡〞的噓聲（thumbs down）？並且，最少一萬四千個點讚。 <text:line-break/><text:line-break/>立春之時北京冬奧開幕，特此擷個畫面引為彩頭。 <text:line-break/><text:line-break/><text:a xlink:type="simple" xlink:href="https://i.imgur.com/fRiNBUU.png"><text:span text:style-name="T2">https://i.imgur.com/fRiNBUU.png</text:span></text:a><text:s/><text:line-break/><text:line-break/><text:line-break/>李梓敬激辯BBC主持 稱香港美國自由程度沒分別－ BBC News 中文 <text:line-break/><text:a xlink:type="simple" xlink:href="https://www.youtube.com/watch?v=zoppegJlF_o"><text:span text:style-name="T2">https://www.youtube.com/watch?v=zoppegJlF_o</text:span></text:a></text:p>
      <text:p text:style-name="P2">陳真   |  2022.02.03 23:26   |   <text:a xlink:type="simple" xlink:href="http://palinfo.habago.org/Entry?Command=Information_PrintForum&amp;iPage=1#FORUM41954"><text:span text:style-name="T1">#</text:span></text:a></text:p>
      <text:p text:style-name="P3">(又續) <text:line-break/><text:line-break/>2016年10月29號我寫了底下這麼一些話： <text:line-break/><text:line-break/>"最近讀到應該是蘇格拉底的一段話，頗有啟發，老實說，我還蠻感動。很湊巧的是，周星馳也講過類似的話。周星馳說，他拍戲常惹人厭，因為他總希望可以 '再更好一點點'，哪怕只是一點點，他也不想放棄這個或許可以改善得更好的一點點可能性。周星馳說，不管大大小小的方面，他就是希望可以 '再更好一點點'，所以他經常一個鏡頭拍了一百多遍，就只為了這個 '一點點'。 <text:line-break/><text:line-break/>至於蘇格拉底是這麼說的，他說，'我寧可做對做好哪怕只是一點點，也不想做錯做爛卻做了很多。' <text:line-break/><text:line-break/>我也常這麼相信，倘若我可以把哪怕只是一個字寫好，也許我就能寫出一整個世界。 <text:line-break/><text:line-break/>有一天，一群朋友去拜訪福婁拜(Gustave Flaubert)，福婁拜寒喧幾句後就說他得上樓工作，他正忙著寫 "包法利夫人"，於是留下朋友們，自己溜進書房工作。直到晚餐時刻，福婁拜才出房們。朋友們說，寫得如何啊？進度還好吧。福婁拜說，嗯，還不錯哦，我給昨天寫好的東西加了一個逗號。 <text:line-break/><text:line-break/>隔天，朋友們又來了，福婁拜又說要忙著寫書，於是又溜進書房用功。晚餐時刻才又出現。朋友們說，怎麼樣，靈感還不錯吧，寫得還好嗎？福婁拜說：嗯，還不錯，我把昨天加上去的那個標點符號刪掉了。 <text:line-break/><text:line-break/>常想起這個真實故事，很感動，漫漫一生，就只為了這麼一點點。雖然只是一點點，但做對做好也許更重要。特別是在一些很重要的東西上，人還是不要便宜行事比較好，舉頭三尺不一定有神明，也許神明就住在哪怕只是一個標點符號上。" <text:line-break/><text:line-break/>以上是幾年前寫的。 <text:line-break/><text:line-break/>我總覺得，我好像是自己最忠實的讀者，我知道應該以什麼樣的速度和心態來看自己寫的東西，我知道自己寫了些什麼，絕無可能有一絲誤解。而且，我還同情我自己，為了這麼一點雞毛蒜皮卻驚滔駭浪。老實說，除了自己，誰還鳥你什麼標點符號？根本一文不值。 <text:line-break/><text:line-break/>巴勒網準備搬家，很多事沒法公開說，只能說這些年真是驚滔駭浪，非常痛苦。可悲的是，我對之感到極端痛苦之事，世上不知道會有幾人在乎？內部設定稍有個什麼風吹草動或亂碼，我就能嚇出一身冷汗。Oscar Wilde說得對："詩人能挺過一切劫難，除了印刷錯誤。" 要是人生可以重來，我肯定要把電腦學好。詩人確實能挺過一切劫難，除了電腦故障及網站搬家。 <text:line-break/><text:line-break/>除了在報上和黨外雜誌寫過文章，我這輩子從沒出版過任何書，也不投稿期刊，二十幾年來卻寫壞了至少六、七個硬碟；每壞一個硬碟，就是一場史詩級的災難。每想到散落各處陰暗潮溼角落的毀壞硬碟，我就有一種痛不欲生的感覺。硬碟裏頭沒什麼大不了的東西，不過是一些 "標點符號"，但它們畢竟是我的 "小孩"，將來成不成器不知道，但他們好歹是我的 "小孩"，可是似乎就這樣一個個毀了，我根本沒有時間和能力去保護他們的存在。我常告訴他們說，過兩天把拔有空就會來救你們，但是二十多年過去了，"小孩" 們依舊不見天日，生死未卜。 <text:line-break/><text:line-break/>至於巴勒網，還好有阿遠、怡靜和一位武林高手相助，否則恐怕又是一場災難。但是，搬遷過程中我還是日夜捏著一把冷汗。當然，那只是對我自己而言是災難，客觀上來說卻沒啥好說的。這就是一種個性，我知道我之脫隊而行，我之所為之事，根本微不足道，但我卻睹上一生。 </text:p>
      <text:p text:style-name="P2">陳真   |  2022.02.02 06:08   |   <text:a xlink:type="simple" xlink:href="http://palinfo.habago.org/Entry?Command=Information_PrintForum&amp;iPage=1#FORUM41953"><text:span text:style-name="T1">#</text:span></text:a></text:p>
      <text:p text:style-name="P4">（再續） <text:line-break/><text:line-break/>個性關乎數量，無關善惡。“我”是1，而人們卻往往是全部。 <text:line-break/><text:line-break/>一個人如果有其個性，就會跟群眾產生某種不太友善的距離，不易親近，不易溝通，更不可能“討喜”了。反之，想要順應眾人者，才會想討其歡喜，進而炫技、迎合，缺乏個人“語言”。 <text:line-break/><text:line-break/>我常覺得，撇開公眾事務或知識不談，純粹就我個人之需要而言，我實在不知道上網到底是要看什麼。在網上，我常一片茫然，網路對我而言根本就是多餘的。原因無它，人們的個性往往引不起我絲毫的興趣，我不相信一種面目模糊乃至普遍猥瑣的心靈能夠帶給我任何的觸動，甚至知識與思想亦如是。 <text:line-break/><text:line-break/>這不是什麼文人相輕，而只是人事物之所必然，畢竟作品不可能比人大。一個人本身如果無足可觀，他哪有可能還會有什麼動人的“作品”或知識？ <text:line-break/><text:line-break/>當然，這並不是說“他們”的生命只是一團毫無意義的存在；恰恰相反，在隱密的個別事物上，所有人都還是一樣的，並無差別。悲歡內容也許不同，本質則一，無從規避。 <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